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Ebrima" svg:font-family="Ebri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fo:padding="0in" fo:border-left="none" fo:border-right="none" fo:border-top="0.06pt solid #000000" fo:border-bottom="none" style:shadow="none"/>
      <style:text-properties style:font-name="Arial Black"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paragraph-properties fo:line-height="150%" fo:padding="0in" fo:border-left="none" fo:border-right="none" fo:border-top="none" fo:border-bottom="0.51pt solid #000000" style:shadow="none"/>
    </style:style>
    <style:style style:name="P4" style:family="paragraph" style:parent-style-name="Standard">
      <style:paragraph-properties fo:line-height="150%" style:shadow="none"/>
    </style:style>
    <style:style style:name="P5" style:family="paragraph" style:parent-style-name="Standard">
      <style:paragraph-properties fo:line-height="150%" style:shadow="none"/>
      <style:text-properties style:font-name="Arial" fo:font-size="10pt" style:font-size-asian="10pt" style:font-size-complex="10pt"/>
    </style:style>
    <style:style style:name="P6" style:family="paragraph" style:parent-style-name="Standard">
      <style:paragraph-properties fo:text-align="end" style:justify-single-word="false" fo:padding="0in" fo:border-left="none" fo:border-right="none" fo:border-top="none" fo:border-bottom="2.49pt solid #000000" style:shadow="none"/>
      <style:text-properties style:font-name="Ebrima" fo:font-size="24pt" fo:font-weight="bold" officeooo:rsid="001910b0" officeooo:paragraph-rsid="001910b0" style:font-size-asian="24pt" style:font-weight-asian="bold" style:font-size-complex="24pt" style:font-weight-complex="bold"/>
    </style:style>
    <style:style style:name="P7" style:family="paragraph" style:parent-style-name="Standard">
      <style:text-properties style:font-name="Ebrima" fo:font-size="48pt" fo:font-weight="bold" style:font-size-asian="48pt" style:font-weight-asian="bold" style:font-size-complex="48pt" style:font-weight-complex="bold"/>
    </style:style>
    <style:style style:name="P8" style:family="paragraph" style:parent-style-name="Standard">
      <style:text-properties style:font-name="Ebrima" fo:font-weight="bold" style:font-weight-asian="bold" style:font-weight-complex="bold"/>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officeooo:paragraph-rsid="001910b0" style:font-size-asian="12pt" style:font-size-complex="12pt"/>
    </style:style>
    <style:style style:name="T1" style:family="text">
      <style:text-properties style:font-name="Arial Black"/>
    </style:style>
    <style:style style:name="T2" style:family="text">
      <style:text-properties style:font-name="Arial Black" fo:font-size="10pt" style:font-size-asian="10pt" style:font-size-complex="10pt"/>
    </style:style>
    <style:style style:name="T3" style:family="text">
      <style:text-properties officeooo:rsid="001910b0"/>
    </style:style>
    <style:style style:name="T4" style:family="text">
      <style:text-properties style:font-name="Arial" fo:font-size="10pt" style:font-size-asian="10pt" style:font-size-complex="10pt"/>
    </style:style>
    <style:style style:name="T5" style:family="text">
      <style:text-properties style:font-name="Arial" fo:font-size="10pt" officeooo:rsid="001910b0" style:font-size-asian="10pt" style:font-size-complex="10pt"/>
    </style:style>
    <style:style style:name="T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APISSEN INDUSTRIES LLC INC</text:p>
      <text:p text:style-name="P8"/>
      <text:p text:style-name="P7">Memo</text:p>
      <text:p text:style-name="Standard"/>
      <text:p text:style-name="P5"><text:span text:style-name="T1">To:</text:span><text:tab/><text:tab/><text:span text:style-name="T6">Recipient Name</text:span></text:p>
      <text:p text:style-name="P4"><text:span text:style-name="T2">From:</text:span><text:span text:style-name="T4"><text:tab/><text:tab/></text:span><text:span text:style-name="T5">Emil Baggs</text:span></text:p>
      <text:p text:style-name="P4"><text:span text:style-name="T2">Date:</text:span><text:span text:style-name="T4"><text:tab/><text:tab/></text:span><text:span text:style-name="T5">April 28, 2023</text:span></text:p>
      <text:p text:style-name="P5"><text:span text:style-name="T1">Subject:</text:span><text:tab/><text:span text:style-name="T6">Write subject here</text:span></text:p>
      <text:p text:style-name="P3"/>
      <text:p text:style-name="P2"/>
      <text:p text:style-name="P9">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text:p>
      <text:p text:style-name="P9"/>
      <text:p text:style-name="P9">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text:p>
      <text:p text:style-name="P9"/>
      <text:p text:style-name="P10">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 Write memo text here.</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Ebrima" svg:font-family="Ebri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fo:padding="0in" fo:border-left="none" fo:border-right="none" fo:border-top="0.06pt solid #000000" fo:border-bottom="none" style:shadow="none"/>
      <style:text-properties style:font-name="Arial Black" fo:font-size="10pt" style:font-size-asian="10pt" style:font-size-complex="10pt"/>
    </style:style>
    <style:page-layout style:name="Mpm1">
      <style:page-layout-properties fo:page-width="8.5in" fo:page-height="11in" style:num-format="1" style:print-orientation="portrait" fo:margin-top="0.75in" fo:margin-bottom="0.75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fill="none" draw:fill-color="#99ccff"/>
    </style:style>
  </office:automatic-styles>
  <office:master-styles>
    <style:master-page style:name="Standard" style:page-layout-name="Mpm1" draw:style-name="Mdp1">
      <style:footer>
        <text:p text:style-name="MP1">Page <text:page-number text:select-page="current">1</text:page-number><text:s/>of <text:page-count>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0T05:27:32.295000000</meta:creation-date>
    <meta:generator>LibreOffice/7.0.1.2$Windows_X86_64 LibreOffice_project/7cbcfc562f6eb6708b5ff7d7397325de9e764452</meta:generator>
    <meta:editing-duration>PT8M49S</meta:editing-duration>
    <meta:editing-cycles>2</meta:editing-cycles>
    <dc:description>Type required information in the given spaces before sending memo. Another quality product brought to you by K Press.</dc:description>
    <dc:subject>Template for Professional-looking Memo</dc:subject>
    <dc:title>Professional Memo Template</dc:title>
    <meta:keyword>communication</meta:keyword>
    <meta:keyword>correspondence</meta:keyword>
    <meta:keyword>inter-office</meta:keyword>
    <meta:keyword>memo</meta:keyword>
    <meta:keyword>small business</meta:keyword>
    <dc:date>2023-04-10T05:36:19.196000000</dc:date>
    <meta:document-statistic meta:table-count="0" meta:image-count="0" meta:object-count="0" meta:page-count="1" meta:paragraph-count="10" meta:word-count="371" meta:character-count="2037" meta:non-whitespace-character-count="1673"/>
    <meta:user-defined meta:name="Author"/>
    <meta:user-defined meta:name="Info 2"/>
    <meta:user-defined meta:name="Info 3"/>
    <meta:user-defined meta:name="License">Free for commercial and personal use</meta:user-defined>
  </office:meta>
</office:document-meta>
</file>